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Default">
      <style:table-cell-properties fo:border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j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gEqCO2/pers.</text:p>
          </table:table-cell>
          <table:table-cell office:value-type="string" calcext:value-type="string">
            <text:p>scénario</text:p>
          </table:table-cell>
        </table:table-row>
        <table:table-row table:style-name="ro1">
          <table:table-cell office:value-type="string" calcext:value-type="string">
            <text:p>Paris – Luxembourg</text:p>
          </table:table-cell>
          <table:table-cell office:value-type="string" calcext:value-type="string">
            <text:p>train élec.</text:p>
          </table:table-cell>
          <table:table-cell office:value-type="float" office:value="287" calcext:value-type="float">
            <text:p>28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Paris – Luxembourg</text:p>
          </table:table-cell>
          <table:table-cell office:value-type="string" calcext:value-type="string">
            <text:p>train élec.</text:p>
          </table:table-cell>
          <table:table-cell office:value-type="float" office:value="287" calcext:value-type="float">
            <text:p>28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Paris – Luxembourg</text:p>
          </table:table-cell>
          <table:table-cell office:value-type="string" calcext:value-type="string">
            <text:p>train élec.</text:p>
          </table:table-cell>
          <table:table-cell office:value-type="float" office:value="287" calcext:value-type="float">
            <text:p>28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Paris – Luxembourg</text:p>
          </table:table-cell>
          <table:table-cell office:value-type="string" calcext:value-type="string">
            <text:p>train élec.</text:p>
          </table:table-cell>
          <table:table-cell office:value-type="float" office:value="287" calcext:value-type="float">
            <text:p>28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Paris – Luxembourg</text:p>
          </table:table-cell>
          <table:table-cell office:value-type="string" calcext:value-type="string">
            <text:p>avion</text:p>
          </table:table-cell>
          <table:table-cell office:value-type="float" office:value="273" calcext:value-type="float">
            <text:p>273</text:p>
          </table:table-cell>
          <table:table-cell office:value-type="float" office:value="57.1" calcext:value-type="float">
            <text:p>57,1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Luxembourg - Koblenz – Hambourg</text:p>
          </table:table-cell>
          <table:table-cell office:value-type="string" calcext:value-type="string">
            <text:p>train élec.</text:p>
          </table:table-cell>
          <table:table-cell table:formula="of:=133+393" office:value-type="float" office:value="526" calcext:value-type="float">
            <text:p>526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Luxembourg - Koblenz – Hambourg</text:p>
          </table:table-cell>
          <table:table-cell office:value-type="string" calcext:value-type="string">
            <text:p>train élec.</text:p>
          </table:table-cell>
          <table:table-cell table:formula="of:=133+393" office:value-type="float" office:value="526" calcext:value-type="float">
            <text:p>526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Luxembourg - Koblenz – Hambourg</text:p>
          </table:table-cell>
          <table:table-cell office:value-type="string" calcext:value-type="string">
            <text:p>train élec.</text:p>
          </table:table-cell>
          <table:table-cell table:formula="of:=133+393" office:value-type="float" office:value="526" calcext:value-type="float">
            <text:p>526</text:p>
          </table:table-cell>
          <table:table-cell table:formula="of:=25*0.11*[.C9]/1000" office:value-type="float" office:value="1.4465" calcext:value-type="float">
            <text:p>1,4465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Luxembourg - Koblenz – Hambourg</text:p>
          </table:table-cell>
          <table:table-cell office:value-type="string" calcext:value-type="string">
            <text:p>train élec.</text:p>
          </table:table-cell>
          <table:table-cell table:formula="of:=133+393" office:value-type="float" office:value="526" calcext:value-type="float">
            <text:p>526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Luxembourg – Hambourg</text:p>
          </table:table-cell>
          <table:table-cell office:value-type="string" calcext:value-type="string">
            <text:p>avion</text:p>
          </table:table-cell>
          <table:table-cell office:value-type="float" office:value="516" calcext:value-type="float">
            <text:p>5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Hambourg - Flensburg - Copenhague</text:p>
          </table:table-cell>
          <table:table-cell office:value-type="string" calcext:value-type="string">
            <text:p>train élec.</text:p>
          </table:table-cell>
          <table:table-cell table:formula="of:=139+222" office:value-type="float" office:value="361" calcext:value-type="float">
            <text:p>361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Hambourg - Flensburg - Copenhague</text:p>
          </table:table-cell>
          <table:table-cell office:value-type="string" calcext:value-type="string">
            <text:p>train élec.</text:p>
          </table:table-cell>
          <table:table-cell table:formula="of:=139+222" office:value-type="float" office:value="361" calcext:value-type="float">
            <text:p>361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Hambourg - Flensburg - Copenhague</text:p>
          </table:table-cell>
          <table:table-cell office:value-type="string" calcext:value-type="string">
            <text:p>train élec.</text:p>
          </table:table-cell>
          <table:table-cell table:formula="of:=139+222" office:value-type="float" office:value="361" calcext:value-type="float">
            <text:p>361</text:p>
          </table:table-cell>
          <table:table-cell table:formula="of:=25*0.11*[.C14]/1000" office:value-type="float" office:value="0.99275" calcext:value-type="float">
            <text:p>0,99275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Hambourg - Flensburg - Copenhague</text:p>
          </table:table-cell>
          <table:table-cell office:value-type="string" calcext:value-type="string">
            <text:p>train élec.</text:p>
          </table:table-cell>
          <table:table-cell table:formula="of:=139+222" office:value-type="float" office:value="361" calcext:value-type="float">
            <text:p>361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Hambourg – Copenhague</text:p>
          </table:table-cell>
          <table:table-cell office:value-type="string" calcext:value-type="string">
            <text:p>avion</text:p>
          </table:table-cell>
          <table:table-cell office:value-type="float" office:value="280" calcext:value-type="float">
            <text:p>28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Copenhague - Malmö - Stockholm</text:p>
          </table:table-cell>
          <table:table-cell office:value-type="string" calcext:value-type="string">
            <text:p>train élec.</text:p>
          </table:table-cell>
          <table:table-cell office:value-type="float" office:value="522" calcext:value-type="float">
            <text:p>52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Copenhague - Malmö - Stockholm</text:p>
          </table:table-cell>
          <table:table-cell office:value-type="string" calcext:value-type="string">
            <text:p>train élec.</text:p>
          </table:table-cell>
          <table:table-cell office:value-type="float" office:value="522" calcext:value-type="float">
            <text:p>52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Copenhague - Malmö - Stockholm</text:p>
          </table:table-cell>
          <table:table-cell office:value-type="string" calcext:value-type="string">
            <text:p>train élec.</text:p>
          </table:table-cell>
          <table:table-cell office:value-type="float" office:value="522" calcext:value-type="float">
            <text:p>52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Copenhague - Malmö - Stockholm</text:p>
          </table:table-cell>
          <table:table-cell office:value-type="string" calcext:value-type="string">
            <text:p>train élec.</text:p>
          </table:table-cell>
          <table:table-cell office:value-type="float" office:value="522" calcext:value-type="float">
            <text:p>52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Copenhague – Stockholm</text:p>
          </table:table-cell>
          <table:table-cell office:value-type="string" calcext:value-type="string">
            <text:p>avion</text:p>
          </table:table-cell>
          <table:table-cell office:value-type="float" office:value="547" calcext:value-type="float">
            <text:p>54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Stockholm - Oslo</text:p>
          </table:table-cell>
          <table:table-cell office:value-type="string" calcext:value-type="string">
            <text:p>train élec.</text:p>
          </table:table-cell>
          <table:table-cell office:value-type="float" office:value="523" calcext:value-type="float">
            <text:p>52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Stockholm - Oslo</text:p>
          </table:table-cell>
          <table:table-cell office:value-type="string" calcext:value-type="string">
            <text:p>train élec.</text:p>
          </table:table-cell>
          <table:table-cell office:value-type="float" office:value="523" calcext:value-type="float">
            <text:p>52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Stockholm - Oslo</text:p>
          </table:table-cell>
          <table:table-cell office:value-type="string" calcext:value-type="string">
            <text:p>train élec.</text:p>
          </table:table-cell>
          <table:table-cell office:value-type="float" office:value="523" calcext:value-type="float">
            <text:p>52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Stockholm - Oslo</text:p>
          </table:table-cell>
          <table:table-cell office:value-type="string" calcext:value-type="string">
            <text:p>train élec.</text:p>
          </table:table-cell>
          <table:table-cell office:value-type="float" office:value="523" calcext:value-type="float">
            <text:p>52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électrification DK</text:p>
          </table:table-cell>
        </table:table-row>
        <table:table-row table:style-name="ro1">
          <table:table-cell office:value-type="string" calcext:value-type="string">
            <text:p>Stockholm - Oslo</text:p>
          </table:table-cell>
          <table:table-cell office:value-type="string" calcext:value-type="string">
            <text:p>bus</text:p>
          </table:table-cell>
          <table:table-cell office:value-type="float" office:value="171" calcext:value-type="float">
            <text:p>171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Stockholm - Oslo</text:p>
          </table:table-cell>
          <table:table-cell office:value-type="string" calcext:value-type="string">
            <text:p>avion</text:p>
          </table:table-cell>
          <table:table-cell office:value-type="float" office:value="387" calcext:value-type="float">
            <text:p>38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Oslo - Bergen</text:p>
          </table:table-cell>
          <table:table-cell office:value-type="string" calcext:value-type="string">
            <text:p>bus</text:p>
          </table:table-cell>
          <table:table-cell office:value-type="float" office:value="551" calcext:value-type="float">
            <text:p>551</text:p>
          </table:table-cell>
          <table:table-cell office:value-type="float" office:value="60.6" calcext:value-type="float">
            <text:p>60,6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Oslo - Bergen</text:p>
          </table:table-cell>
          <table:table-cell office:value-type="string" calcext:value-type="string">
            <text:p>train élec.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Oslo - Bergen</text:p>
          </table:table-cell>
          <table:table-cell office:value-type="string" calcext:value-type="string">
            <text:p>train élec.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Oslo - Bergen</text:p>
          </table:table-cell>
          <table:table-cell office:value-type="string" calcext:value-type="string">
            <text:p>train élec.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Oslo – Bergen</text:p>
          </table:table-cell>
          <table:table-cell office:value-type="string" calcext:value-type="string">
            <text:p>avion</text:p>
          </table:table-cell>
          <table:table-cell office:value-type="float" office:value="323" calcext:value-type="float">
            <text:p>32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Bergen – Stavanger</text:p>
          </table:table-cell>
          <table:table-cell office:value-type="string" calcext:value-type="string">
            <text:p>bateau</text:p>
          </table:table-cell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Bergen – Stavanger</text:p>
          </table:table-cell>
          <table:table-cell office:value-type="string" calcext:value-type="string">
            <text:p>bateau</text:p>
          </table:table-cell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Bergen – Stavanger</text:p>
          </table:table-cell>
          <table:table-cell office:value-type="string" calcext:value-type="string">
            <text:p>bateau</text:p>
          </table:table-cell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Bergen – Stavanger</text:p>
          </table:table-cell>
          <table:table-cell office:value-type="string" calcext:value-type="string">
            <text:p>bateau</text:p>
          </table:table-cell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Bergen – Paris</text:p>
          </table:table-cell>
          <table:table-cell office:value-type="string" calcext:value-type="string">
            <text:p>avion</text:p>
          </table:table-cell>
          <table:table-cell office:value-type="float" office:value="1115" calcext:value-type="float">
            <text:p>1115</text:p>
          </table:table-cell>
          <table:table-cell table:formula="of:=454/2" office:value-type="float" office:value="227" calcext:value-type="float">
            <text:p>227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Stavanger - Kristiansand</text:p>
          </table:table-cell>
          <table:table-cell office:value-type="string" calcext:value-type="string">
            <text:p>train élec.</text:p>
          </table:table-cell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Stavanger - Kristiansand</text:p>
          </table:table-cell>
          <table:table-cell office:value-type="string" calcext:value-type="string">
            <text:p>train élec.</text:p>
          </table:table-cell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Stavanger - Kristiansand</text:p>
          </table:table-cell>
          <table:table-cell office:value-type="string" calcext:value-type="string">
            <text:p>train élec.</text:p>
          </table:table-cell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Stavanger - Kristiansand</text:p>
          </table:table-cell>
          <table:table-cell office:value-type="string" calcext:value-type="string">
            <text:p>train élec.</text:p>
          </table:table-cell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électrification DK</text:p>
          </table:table-cell>
        </table:table-row>
        <table:table-row table:style-name="ro1">
          <table:table-cell office:value-type="string" calcext:value-type="string">
            <text:p>Kristiansand - Hirtshals</text:p>
          </table:table-cell>
          <table:table-cell office:value-type="string" calcext:value-type="string">
            <text:p>bate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Kristiansand - Hirtshals</text:p>
          </table:table-cell>
          <table:table-cell office:value-type="string" calcext:value-type="string">
            <text:p>bate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Kristiansand - Hirtshals</text:p>
          </table:table-cell>
          <table:table-cell office:value-type="string" calcext:value-type="string">
            <text:p>bate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Kristiansand - Hirtshals</text:p>
          </table:table-cell>
          <table:table-cell office:value-type="string" calcext:value-type="string">
            <text:p>bate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électrification DK</text:p>
          </table:table-cell>
        </table:table-row>
        <table:table-row table:style-name="ro1">
          <table:table-cell office:value-type="string" calcext:value-type="string">
            <text:p>Hirshals - Aalborg</text:p>
          </table:table-cell>
          <table:table-cell office:value-type="string" calcext:value-type="string">
            <text:p>train diesel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Hirshals - Aalborg</text:p>
          </table:table-cell>
          <table:table-cell office:value-type="string" calcext:value-type="string">
            <text:p>train élec.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Hirshals - Aalborg</text:p>
          </table:table-cell>
          <table:table-cell office:value-type="string" calcext:value-type="string">
            <text:p>train élec.</text:p>
          </table:table-cell>
          <table:table-cell office:value-type="float" office:value="67" calcext:value-type="float">
            <text:p>67</text:p>
          </table:table-cell>
          <table:table-cell table:formula="of:=122*0.11*[.C48]/1000" office:value-type="float" office:value="0.89914" calcext:value-type="float">
            <text:p>0,89914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Hirshals - Aalborg</text:p>
          </table:table-cell>
          <table:table-cell office:value-type="string" calcext:value-type="string">
            <text:p>train élec.</text:p>
          </table:table-cell>
          <table:table-cell office:value-type="float" office:value="67" calcext:value-type="float">
            <text:p>67</text:p>
          </table:table-cell>
          <table:table-cell table:formula="of:=25*0.11*[.C49]/1000" office:value-type="float" office:value="0.18425" calcext:value-type="float">
            <text:p>0,18425</text:p>
          </table:table-cell>
          <table:table-cell office:value-type="string" calcext:value-type="string">
            <text:p>mix bas carbone</text:p>
          </table:table-cell>
        </table:table-row>
        <table:table-row table:style-name="ro1">
          <table:table-cell office:value-type="string" calcext:value-type="string">
            <text:p>Aalborg - Fredericia</text:p>
          </table:table-cell>
          <table:table-cell office:value-type="string" calcext:value-type="string">
            <text:p>train diesel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Aalborg - Fredericia</text:p>
          </table:table-cell>
          <table:table-cell office:value-type="string" calcext:value-type="string">
            <text:p>train diesel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Aalborg - Fredericia</text:p>
          </table:table-cell>
          <table:table-cell office:value-type="string" calcext:value-type="string">
            <text:p>train élec.</text:p>
          </table:table-cell>
          <table:table-cell office:value-type="float" office:value="165" calcext:value-type="float">
            <text:p>165</text:p>
          </table:table-cell>
          <table:table-cell table:formula="of:=122*0.11*[.C52]/1000" office:value-type="float" office:value="2.2143" calcext:value-type="float">
            <text:p>2,2143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Aalborg - Fredericia</text:p>
          </table:table-cell>
          <table:table-cell office:value-type="string" calcext:value-type="string">
            <text:p>train élec.</text:p>
          </table:table-cell>
          <table:table-cell office:value-type="float" office:value="165" calcext:value-type="float">
            <text:p>165</text:p>
          </table:table-cell>
          <table:table-cell table:formula="of:=25*0.11*[.C53]/1000" office:value-type="float" office:value="0.45375" calcext:value-type="float">
            <text:p>0,45375</text:p>
          </table:table-cell>
          <table:table-cell office:value-type="string" calcext:value-type="string">
            <text:p>mix bas carbone</text:p>
          </table:table-cell>
        </table:table-row>
        <table:table-row table:style-name="ro1">
          <table:table-cell office:value-type="string" calcext:value-type="string">
            <text:p>Fredericia - Hambourg</text:p>
          </table:table-cell>
          <table:table-cell office:value-type="string" calcext:value-type="string">
            <text:p>train diesel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Fredericia - Hambourg</text:p>
          </table:table-cell>
          <table:table-cell office:value-type="string" calcext:value-type="string">
            <text:p>train diesel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Fredericia - Hambourg</text:p>
          </table:table-cell>
          <table:table-cell office:value-type="string" calcext:value-type="string">
            <text:p>train élec.</text:p>
          </table:table-cell>
          <table:table-cell office:value-type="float" office:value="232" calcext:value-type="float">
            <text:p>232</text:p>
          </table:table-cell>
          <table:table-cell table:formula="of:=122*0.11*[.C56]/1000" office:value-type="float" office:value="3.11344" calcext:value-type="float">
            <text:p>3,11344</text:p>
          </table:table-cell>
          <table:table-cell office:value-type="string" calcext:value-type="string">
            <text:p>électrification DK</text:p>
          </table:table-cell>
        </table:table-row>
        <table:table-row table:style-name="ro1" table:visibility="filter">
          <table:table-cell office:value-type="string" calcext:value-type="string">
            <text:p>Fredericia - Hambourg</text:p>
          </table:table-cell>
          <table:table-cell office:value-type="string" calcext:value-type="string">
            <text:p>train élec.</text:p>
          </table:table-cell>
          <table:table-cell office:value-type="float" office:value="232" calcext:value-type="float">
            <text:p>232</text:p>
          </table:table-cell>
          <table:table-cell table:formula="of:=25*0.11*[.C57]/1000" office:value-type="float" office:value="0.638" calcext:value-type="float">
            <text:p>0,638</text:p>
          </table:table-cell>
          <table:table-cell office:value-type="string" calcext:value-type="string">
            <text:p>mix bas carbone</text:p>
          </table:table-cell>
        </table:table-row>
        <table:table-row table:style-name="ro1">
          <table:table-cell office:value-type="string" calcext:value-type="string">
            <text:p>Hambourg – Paris</text:p>
          </table:table-cell>
          <table:table-cell office:value-type="string" calcext:value-type="string">
            <text:p>train élec.</text:p>
          </table:table-cell>
          <table:table-cell office:value-type="float" office:value="575" calcext:value-type="float">
            <text:p>575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réel</text:p>
          </table:table-cell>
        </table:table-row>
        <table:table-row table:style-name="ro1" table:visibility="filter">
          <table:table-cell office:value-type="string" calcext:value-type="string">
            <text:p>Hambourg – Paris</text:p>
          </table:table-cell>
          <table:table-cell office:value-type="string" calcext:value-type="string">
            <text:p>train élec.</text:p>
          </table:table-cell>
          <table:table-cell office:value-type="float" office:value="575" calcext:value-type="float">
            <text:p>575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sans Hans</text:p>
          </table:table-cell>
        </table:table-row>
        <table:table-row table:style-name="ro1" table:visibility="filter">
          <table:table-cell office:value-type="string" calcext:value-type="string">
            <text:p>Hambourg – Paris</text:p>
          </table:table-cell>
          <table:table-cell office:value-type="string" calcext:value-type="string">
            <text:p>train élec.</text:p>
          </table:table-cell>
          <table:table-cell office:value-type="float" office:value="575" calcext:value-type="float">
            <text:p>575</text:p>
          </table:table-cell>
          <table:table-cell table:formula="of:=25*0.11*[.C60]/1000" office:value-type="float" office:value="1.58125" calcext:value-type="float">
            <text:p>1,58125</text:p>
          </table:table-cell>
          <table:table-cell office:value-type="string" calcext:value-type="string">
            <text:p>mix bas carbone</text:p>
          </table:table-cell>
        </table:table-row>
        <table:table-row table:style-name="ro1" table:visibility="filter">
          <table:table-cell office:value-type="string" calcext:value-type="string">
            <text:p>Hambourg – Paris</text:p>
          </table:table-cell>
          <table:table-cell office:value-type="string" calcext:value-type="string">
            <text:p>train élec.</text:p>
          </table:table-cell>
          <table:table-cell office:value-type="float" office:value="575" calcext:value-type="float">
            <text:p>575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électrification D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énario avion</text:p>
          </table:table-cell>
          <table:table-cell office:value-type="string" calcext:value-type="string">
            <text:p>cf https://eco-calculateur.dta.aviation-civile.gouv.fr/ et <text:a xlink:href="https://futur.eco/" xlink:type="simple">https://futur.eco</text:a></text:p>
          </table:table-cell>
          <table:table-cell table:number-columns-repeated="3"/>
        </table:table-row>
      </table:table>
      <table:table table:name="Table dynamique_Données_1" table:style-name="ta1">
        <table:shapes>
          <draw:frame draw:z-index="0" draw:style-name="gr1" draw:text-style-name="P1" svg:width="15.999cm" svg:height="8.999cm" svg:x="0cm" svg:y="4.111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22"/>
        <table:table-column table:style-name="co6" table:default-cell-style-name="ce28"/>
        <table:table-column table:style-name="co7" table:default-cell-style-name="Default"/>
        <table:table-row table:style-name="ro1">
          <table:table-cell table:style-name="Pivot_20_Table_20_Field" office:value-type="string" calcext:value-type="string">
            <text:p>scénario</text:p>
          </table:table-cell>
          <table:table-cell table:style-name="ce24" office:value-type="string" calcext:value-type="string">
            <text:p>réel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9"/>
          <table:table-cell table:style-name="ce25" office:value-type="string" calcext:value-type="string">
            <text:p>Données</text:p>
          </table:table-cell>
          <table:table-cell table:style-name="ce31"/>
        </table:table-row>
        <table:table-row table:style-name="ro1">
          <table:table-cell table:style-name="ce20" office:value-type="string" calcext:value-type="string">
            <text:p>type</text:p>
          </table:table-cell>
          <table:table-cell table:style-name="ce26" office:value-type="string" calcext:value-type="string">
            <text:p>Somme - km</text:p>
          </table:table-cell>
          <table:table-cell table:style-name="ce32" office:value-type="string" calcext:value-type="string">
            <text:p>Somme - kgEqCO2/pers.</text:p>
          </table:table-cell>
        </table:table-row>
        <table:table-row table:style-name="ro1">
          <table:table-cell table:style-name="ce21" office:value-type="string" calcext:value-type="string">
            <text:p>bateau</text:p>
          </table:table-cell>
          <table:table-cell table:style-name="ce27" office:value-type="float" office:value="292" calcext:value-type="float">
            <text:p>292</text:p>
          </table:table-cell>
          <table:table-cell table:style-name="ce33" office:value-type="float" office:value="75.2" calcext:value-type="float">
            <text:p>75,2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722" calcext:value-type="float">
            <text:p>722</text:p>
          </table:table-cell>
          <table:table-cell table:style-name="ce34" office:value-type="float" office:value="79.4" calcext:value-type="float">
            <text:p>79,4</text:p>
          </table:table-cell>
        </table:table-row>
        <table:table-row table:style-name="ro1">
          <table:table-cell office:value-type="string" calcext:value-type="string">
            <text:p>train diesel</text:p>
          </table:table-cell>
          <table:table-cell office:value-type="float" office:value="464" calcext:value-type="float">
            <text:p>464</text:p>
          </table:table-cell>
          <table:table-cell table:style-name="ce34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rain élec.</text:p>
          </table:table-cell>
          <table:table-cell table:style-name="ce29" office:value-type="float" office:value="3024" calcext:value-type="float">
            <text:p>3024</text:p>
          </table:table-cell>
          <table:table-cell table:style-name="ce35" office:value-type="float" office:value="25.7" calcext:value-type="float">
            <text:p>25,7</text:p>
          </table:table-cell>
        </table:table-row>
        <table:table-row table:style-name="ro1">
          <table:table-cell table:style-name="ce23" office:value-type="string" calcext:value-type="string">
            <text:p>Total Résultat</text:p>
          </table:table-cell>
          <table:table-cell table:style-name="ce30" office:value-type="float" office:value="4502" calcext:value-type="float">
            <text:p>4502</text:p>
          </table:table-cell>
          <table:table-cell table:style-name="ce36" office:value-type="float" office:value="236.3" calcext:value-type="float">
            <text:p>236,3</text:p>
          </table:table-cell>
        </table:table-row>
      </table:table>
      <table:table table:name="Table dynamique_Feuille1_1" table:style-name="ta1">
        <table:shapes>
          <draw:frame draw:z-index="0" draw:style-name="gr1" draw:text-style-name="P1" svg:width="15.999cm" svg:height="8.999cm" svg:x="9.803cm" svg:y="0cm">
            <draw:object draw:notify-on-update-of-ranges="'Table dynamique_Feuille1_1'.A14:'Table dynamique_Feuille1_1'.A17 'Table dynamique_Feuille1_1'.B14:'Table dynamique_Feuille1_1'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81cm" svg:y="9.104cm">
            <draw:object draw:notify-on-update-of-ranges="'Table dynamique_Feuille1_1'.A14:'Table dynamique_Feuille1_1'.A17 'Table dynamique_Feuille1_1'.C14:'Table dynamique_Feuille1_1'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9"/>
          <table:table-cell table:style-name="ce25" office:value-type="string" calcext:value-type="string">
            <text:p>Données</text:p>
          </table:table-cell>
          <table:table-cell table:style-name="ce31"/>
        </table:table-row>
        <table:table-row table:style-name="ro1">
          <table:table-cell table:style-name="ce20" office:value-type="string" calcext:value-type="string">
            <text:p>type</text:p>
          </table:table-cell>
          <table:table-cell table:style-name="ce26" office:value-type="string" calcext:value-type="string">
            <text:p>Somme - km</text:p>
          </table:table-cell>
          <table:table-cell table:style-name="ce32" office:value-type="string" calcext:value-type="string">
            <text:p>Somme - kgEqCO2/pers.</text:p>
          </table:table-cell>
        </table:table-row>
        <table:table-row table:style-name="ro1">
          <table:table-cell table:style-name="ce21" office:value-type="string" calcext:value-type="string">
            <text:p>bateau</text:p>
          </table:table-cell>
          <table:table-cell table:style-name="ce27" office:value-type="float" office:value="292" calcext:value-type="float">
            <text:p>292</text:p>
          </table:table-cell>
          <table:table-cell table:style-name="ce33" office:value-type="float" office:value="75.2" calcext:value-type="float">
            <text:p>75,2</text:p>
          </table:table-cell>
        </table:table-row>
        <table:table-row table:style-name="ro1">
          <table:table-cell table:style-name="ce22" office:value-type="string" calcext:value-type="string">
            <text:p>bus</text:p>
          </table:table-cell>
          <table:table-cell table:style-name="ce28" office:value-type="float" office:value="722" calcext:value-type="float">
            <text:p>722</text:p>
          </table:table-cell>
          <table:table-cell table:style-name="ce34" office:value-type="float" office:value="79.4" calcext:value-type="float">
            <text:p>79,4</text:p>
          </table:table-cell>
        </table:table-row>
        <table:table-row table:style-name="ro1">
          <table:table-cell table:style-name="ce22" office:value-type="string" calcext:value-type="string">
            <text:p>train diesel</text:p>
          </table:table-cell>
          <table:table-cell table:style-name="ce28" office:value-type="float" office:value="464" calcext:value-type="float">
            <text:p>464</text:p>
          </table:table-cell>
          <table:table-cell table:style-name="ce34" office:value-type="float" office:value="56" calcext:value-type="float">
            <text:p>56</text:p>
          </table:table-cell>
        </table:table-row>
        <table:table-row table:style-name="ro1">
          <table:table-cell table:style-name="ce22" office:value-type="string" calcext:value-type="string">
            <text:p>train elec.</text:p>
          </table:table-cell>
          <table:table-cell table:style-name="ce29" office:value-type="float" office:value="3024" calcext:value-type="float">
            <text:p>3024</text:p>
          </table:table-cell>
          <table:table-cell table:style-name="ce35" office:value-type="float" office:value="25.7" calcext:value-type="float">
            <text:p>25,7</text:p>
          </table:table-cell>
        </table:table-row>
        <table:table-row table:style-name="ro1">
          <table:table-cell table:style-name="ce23" office:value-type="string" calcext:value-type="string">
            <text:p>Total Résultat</text:p>
          </table:table-cell>
          <table:table-cell table:style-name="ce30" office:value-type="float" office:value="4502" calcext:value-type="float">
            <text:p>4502</text:p>
          </table:table-cell>
          <table:table-cell table:style-name="ce36" office:value-type="float" office:value="236.3" calcext:value-type="float">
            <text:p>236,3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3" office:value-type="string" calcext:value-type="string">
            <text:p>bateau</text:p>
          </table:table-cell>
          <table:table-cell office:value-type="float" office:value="292" calcext:value-type="float">
            <text:p>292</text:p>
          </table:table-cell>
          <table:table-cell office:value-type="float" office:value="75.2" calcext:value-type="float">
            <text:p>75,2</text:p>
          </table:table-cell>
        </table:table-row>
        <table:table-row table:style-name="ro1">
          <table:table-cell table:style-name="ce4" office:value-type="string" calcext:value-type="string">
            <text:p>bus</text:p>
          </table:table-cell>
          <table:table-cell office:value-type="float" office:value="722" calcext:value-type="float">
            <text:p>722</text:p>
          </table:table-cell>
          <table:table-cell office:value-type="float" office:value="79.4" calcext:value-type="float">
            <text:p>79,4</text:p>
          </table:table-cell>
        </table:table-row>
        <table:table-row table:style-name="ro1">
          <table:table-cell table:style-name="ce4" office:value-type="string" calcext:value-type="string">
            <text:p>train diesel</text:p>
          </table:table-cell>
          <table:table-cell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string" calcext:value-type="string">
            <text:p>train elec.</text:p>
          </table:table-cell>
          <table:table-cell office:value-type="float" office:value="3024" calcext:value-type="float">
            <text:p>3024</text:p>
          </table:table-cell>
          <table:table-cell office:value-type="float" office:value="25.7" calcext:value-type="float">
            <text:p>25,7</text:p>
          </table:table-cell>
        </table:table-row>
      </table:table>
      <table:named-expressions/>
      <table:database-ranges>
        <table:database-range table:name="__Anonymous_Sheet_DB__0" table:target-range-address="Données.A1:Données.E61" table:display-filter-buttons="true">
          <table:filter>
            <table:filter-and>
              <table:filter-condition table:value="réel" table:operator="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'Table dynamique_Feuille1_1'.A1:'Table dynamique_Feuille1_1'.C7" table:buttons="'Table dynamique_Feuille1_1'.A2 'Table dynamique_Feuille1_1'.B1" table:show-filter-button="false" table:drill-down-on-double-click="false">
          <table:source-cell-range table:cell-range-address="Données.A1:Données.D58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ateau" table:display="true" table:show-details="true"/>
                <table:data-pilot-member table:name="bus" table:display="true" table:show-details="true"/>
                <table:data-pilot-member table:name="train diesel" table:display="true" table:show-details="true"/>
                <table:data-pilot-member table:name="train elec.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m" table:orientation="data" table:used-hierarchy="0" table:function="sum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132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87" table:display="true" table:show-details="true"/>
                <table:data-pilot-member table:name="36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6" table:display="true" table:show-details="true"/>
                <table:data-pilot-member table:name="551" table:display="true" table:show-details="true"/>
                <table:data-pilot-member table:name="5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gEqCO2/pers." table:orientation="data" table:used-hierarchy="0" table:function="sum">
            <table:data-pilot-level table:show-empty="false" calcext:repeat-item-labels="false">
              <table:data-pilot-members>
                <table:data-pilot-member table:name="0,6" table:display="true" table:show-details="true"/>
                <table:data-pilot-member table:name="0,8" table:display="true" table:show-details="true"/>
                <table:data-pilot-member table:name="1,1" table:display="true" table:show-details="true"/>
                <table:data-pilot-member table:name="6,3" table:display="true" table:show-details="true"/>
                <table:data-pilot-member table:name="8" table:display="true" table:show-details="true"/>
                <table:data-pilot-member table:name="9,8" table:display="true" table:show-details="true"/>
                <table:data-pilot-member table:name="18,8" table:display="true" table:show-details="true"/>
                <table:data-pilot-member table:name="19,2" table:display="true" table:show-details="true"/>
                <table:data-pilot-member table:name="20" table:display="true" table:show-details="true"/>
                <table:data-pilot-member table:name="28" table:display="true" table:show-details="true"/>
                <table:data-pilot-member table:name="56" table:display="true" table:show-details="true"/>
                <table:data-pilot-member table:name="60,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Données_1'.A1:'Table dynamique_Données_1'.C9" table:buttons="'Table dynamique_Données_1'.A1 'Table dynamique_Données_1'.A4 'Table dynamique_Données_1'.B3" table:show-filter-button="false" table:drill-down-on-double-click="false">
          <table:source-cell-range table:cell-range-address="Données.A1:Données.E61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vion" table:display="true" table:show-details="true"/>
                <table:data-pilot-member table:name="bateau" table:display="true" table:show-details="true"/>
                <table:data-pilot-member table:name="bus" table:display="true" table:show-details="true"/>
                <table:data-pilot-member table:name="train diesel" table:display="true" table:show-details="true"/>
                <table:data-pilot-member table:name="train élec.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énario" table:orientation="page" table:used-hierarchy="0" table:function="auto" loext:ignore-selected-page="true" table:selected-page="réel">
            <table:data-pilot-level table:show-empty="false" calcext:repeat-item-labels="false">
              <table:data-pilot-members>
                <table:data-pilot-member table:name="avion" table:display="false" table:show-details="true"/>
                <table:data-pilot-member table:name="électrification DK" table:display="false" table:show-details="true"/>
                <table:data-pilot-member table:name="mix bas carbone" table:display="false" table:show-details="true"/>
                <table:data-pilot-member table:name="réel" table:display="true" table:show-details="true"/>
                <table:data-pilot-member table:name="sans Han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m" table:orientation="data" table:used-hierarchy="0" table:function="sum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132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1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73" table:display="true" table:show-details="true"/>
                <table:data-pilot-member table:name="280" table:display="true" table:show-details="true"/>
                <table:data-pilot-member table:name="287" table:display="true" table:show-details="true"/>
                <table:data-pilot-member table:name="323" table:display="true" table:show-details="true"/>
                <table:data-pilot-member table:name="361" table:display="true" table:show-details="true"/>
                <table:data-pilot-member table:name="387" table:display="true" table:show-details="true"/>
                <table:data-pilot-member table:name="500" table:display="true" table:show-details="true"/>
                <table:data-pilot-member table:name="516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6" table:display="true" table:show-details="true"/>
                <table:data-pilot-member table:name="547" table:display="true" table:show-details="true"/>
                <table:data-pilot-member table:name="551" table:display="true" table:show-details="true"/>
                <table:data-pilot-member table:name="575" table:display="true" table:show-details="true"/>
                <table:data-pilot-member table:name="1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gEqCO2/pers." table:orientation="data" table:used-hierarchy="0" table:function="sum">
            <table:data-pilot-level table:show-empty="false" calcext:repeat-item-labels="false">
              <table:data-pilot-members>
                <table:data-pilot-member table:name="0,18425" table:display="true" table:show-details="true"/>
                <table:data-pilot-member table:name="0,45375" table:display="true" table:show-details="true"/>
                <table:data-pilot-member table:name="0,6" table:display="true" table:show-details="true"/>
                <table:data-pilot-member table:name="0,638" table:display="true" table:show-details="true"/>
                <table:data-pilot-member table:name="0,8" table:display="true" table:show-details="true"/>
                <table:data-pilot-member table:name="0,89914" table:display="true" table:show-details="true"/>
                <table:data-pilot-member table:name="0,99275" table:display="true" table:show-details="true"/>
                <table:data-pilot-member table:name="1,1" table:display="true" table:show-details="true"/>
                <table:data-pilot-member table:name="1,4" table:display="true" table:show-details="true"/>
                <table:data-pilot-member table:name="1,4465" table:display="true" table:show-details="true"/>
                <table:data-pilot-member table:name="1,58125" table:display="true" table:show-details="true"/>
                <table:data-pilot-member table:name="2,2143" table:display="true" table:show-details="true"/>
                <table:data-pilot-member table:name="3,11344" table:display="true" table:show-details="true"/>
                <table:data-pilot-member table:name="6,3" table:display="true" table:show-details="true"/>
                <table:data-pilot-member table:name="8" table:display="true" table:show-details="true"/>
                <table:data-pilot-member table:name="9,8" table:display="true" table:show-details="true"/>
                <table:data-pilot-member table:name="18,8" table:display="true" table:show-details="true"/>
                <table:data-pilot-member table:name="19,2" table:display="true" table:show-details="true"/>
                <table:data-pilot-member table:name="20" table:display="true" table:show-details="true"/>
                <table:data-pilot-member table:name="28" table:display="true" table:show-details="true"/>
                <table:data-pilot-member table:name="56" table:display="true" table:show-details="true"/>
                <table:data-pilot-member table:name="57,1" table:display="true" table:show-details="true"/>
                <table:data-pilot-member table:name="60,6" table:display="true" table:show-details="true"/>
                <table:data-pilot-member table:name="92" table:display="true" table:show-details="true"/>
                <table:data-pilot-member table:name="106" table:display="true" table:show-details="true"/>
                <table:data-pilot-member table:name="127" table:display="true" table:show-details="true"/>
                <table:data-pilot-member table:name="133" table:display="true" table:show-details="true"/>
                <table:data-pilot-member table:name="140" table:display="true" table:show-details="true"/>
                <table:data-pilot-member table:name="2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Thomas</meta:initial-creator>
    <meta:creation-date>2023-08-20T14:52:58.582319398</meta:creation-date>
    <dc:date>2023-08-27T17:28:15.103748167</dc:date>
    <dc:creator>Bruno Thomas</dc:creator>
    <meta:editing-duration>PT19M41S</meta:editing-duration>
    <meta:editing-cycles>5</meta:editing-cycles>
    <meta:generator>LibreOffice/7.3.7.2$Linux_X86_64 LibreOffice_project/30$Build-2</meta:generator>
    <meta:document-statistic meta:table-count="3" meta:cell-count="35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stroke-dash="Ultrafine_20_Dashed"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56cm" svg:y="0.316cm" chart:style-name="ch2">
          <text:p>Distance parcourue (km)</text:p>
        </chart:title>
        <chart:legend chart:legend-position="end" svg:x="13.578cm" svg:y="3.454cm" style:legend-expansion="high" chart:style-name="ch3"/>
        <chart:plot-area chart:style-name="ch4" table:cell-range-address="'Table dynamique_Feuille1_1'.A14:'Table dynamique_Feuille1_1'.B17" chart:data-source-has-labels="column" svg:x="0.32cm" svg:y="1.275cm" svg:width="12.938cm" svg:height="7.545cm">
          <chart:coordinate-region svg:x="3.271cm" svg:y="1.785cm" svg:width="7.035cm" svg:height="7.035cm"/>
          <chart:axis chart:dimension="x" chart:name="primary-x" chart:style-name="ch5" chartooo:axis-type="auto">
            <chartooo:date-scale/>
            <chart:categories table:cell-range-address="'Table dynamique_Feuille1_1'.A14:'Table dynamique_Feuille1_1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 dynamique_Feuille1_1'.B14:'Table dynamique_Feuille1_1'.B1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bateau</text:p>
                <draw:g>
                  <svg:desc>'Table dynamique_Feuille1_1'.A14:'Table dynamique_Feuille1_1'.A17</svg:desc>
                </draw:g>
              </table:table-cell>
              <table:table-cell office:value-type="float" office:value="292">
                <text:p>292</text:p>
                <draw:g>
                  <svg:desc>'Table dynamique_Feuille1_1'.B14:'Table dynamique_Feuille1_1'.B17</svg:desc>
                </draw:g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train diesel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train elec.</text:p>
              </table:table-cell>
              <table:table-cell office:value-type="float" office:value="3024">
                <text:p>3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51cm" svg:y="0.316cm" chart:style-name="ch2">
          <text:p>Empreinte carbone</text:p>
        </chart:title>
        <chart:legend chart:legend-position="end" svg:x="13.578cm" svg:y="3.454cm" style:legend-expansion="high" chart:style-name="ch3"/>
        <chart:plot-area chart:style-name="ch4" table:cell-range-address="'Table dynamique_Feuille1_1'.A14:'Table dynamique_Feuille1_1'.A17 'Table dynamique_Feuille1_1'.C14:'Table dynamique_Feuille1_1'.C17" chart:data-source-has-labels="column" svg:x="0.32cm" svg:y="1.275cm" svg:width="12.938cm" svg:height="7.545cm">
          <chart:coordinate-region svg:x="3.236cm" svg:y="1.715cm" svg:width="7.105cm" svg:height="7.105cm"/>
          <chart:axis chart:dimension="x" chart:name="primary-x" chart:style-name="ch5" chartooo:axis-type="auto">
            <chartooo:date-scale/>
            <chart:categories table:cell-range-address="'Table dynamique_Feuille1_1'.A14:'Table dynamique_Feuille1_1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 dynamique_Feuille1_1'.C14:'Table dynamique_Feuille1_1'.C1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bateau</text:p>
                <draw:g>
                  <svg:desc>'Table dynamique_Feuille1_1'.A14:'Table dynamique_Feuille1_1'.A17</svg:desc>
                </draw:g>
              </table:table-cell>
              <table:table-cell office:value-type="float" office:value="75.2">
                <text:p>75.2</text:p>
                <draw:g>
                  <svg:desc>'Table dynamique_Feuille1_1'.C14:'Table dynamique_Feuille1_1'.C17</svg:desc>
                </draw:g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train diesel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rain elec.</text:p>
              </table:table-cell>
              <table:table-cell office:value-type="float" office:value="25.7">
                <text:p>2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1.08cm" svg:width="12.55cm" svg:height="6.84cm">
          <chart:coordinate-region svg:x="3.176cm" svg:y="1.081cm" svg:width="6.838cm" svg:height="6.83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PT@data 1" chart:label-cell-address="PT@label 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km</text:p>
                <draw:g>
                  <svg:desc>PT@label 0</svg:desc>
                </draw:g>
              </table:table-cell>
              <table:table-cell office:value-type="string">
                <text:p>Somme - kgEqCO2/pers.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teau</text:p>
                <draw:g>
                  <svg:desc>PT@categories</svg:desc>
                </draw:g>
              </table:table-cell>
              <table:table-cell office:value-type="float" office:value="292">
                <text:p>292</text:p>
                <draw:g>
                  <svg:desc>PT@data 0</svg:desc>
                </draw:g>
              </table:table-cell>
              <table:table-cell office:value-type="float" office:value="75.2">
                <text:p>75.2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722">
                <text:p>722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train diesel</text:p>
              </table:table-cell>
              <table:table-cell office:value-type="float" office:value="464">
                <text:p>4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rain élec.</text:p>
              </table:table-cell>
              <table:table-cell office:value-type="float" office:value="3024">
                <text:p>3024</text:p>
              </table:table-cell>
              <table:table-cell office:value-type="float" office:value="25.7">
                <text:p>2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